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itle">
      <style:paragraph-properties fo:line-height="150%"/>
      <style:text-properties fo:font-size="40pt" style:font-size-asian="40pt" style:font-size-complex="40pt"/>
    </style:style>
    <style:style style:name="P2" style:family="paragraph" style:parent-style-name="Standard">
      <style:paragraph-properties fo:line-height="150%" fo:text-align="center" style:justify-single-word="false"/>
      <style:text-properties officeooo:rsid="00197d09" officeooo:paragraph-rsid="00197d09"/>
    </style:style>
    <style:style style:name="P3" style:family="paragraph" style:parent-style-name="Standard">
      <style:paragraph-properties fo:line-height="150%"/>
    </style:style>
    <style:style style:name="P4" style:family="paragraph" style:parent-style-name="Text_20_body">
      <style:paragraph-properties fo:line-height="150%" fo:text-align="center" style:justify-single-word="false"/>
      <style:text-properties fo:font-size="16pt" officeooo:rsid="00197d09" officeooo:paragraph-rsid="00197d09" style:font-size-asian="14pt" style:font-size-complex="16pt"/>
    </style:style>
    <style:style style:name="P5" style:family="paragraph" style:parent-style-name="Text_20_body">
      <style:text-properties officeooo:rsid="00197d09" officeooo:paragraph-rsid="00197d09"/>
    </style:style>
    <style:style style:name="P6" style:family="paragraph" style:parent-style-name="Text_20_body">
      <style:paragraph-properties fo:line-height="150%" fo:text-align="center" style:justify-single-word="false"/>
      <style:text-properties fo:font-size="12pt" officeooo:rsid="00197d09" officeooo:paragraph-rsid="00197d09" style:font-size-asian="10.5pt" style:font-size-complex="12pt"/>
    </style:style>
    <style:style style:name="P7" style:family="paragraph" style:parent-style-name="Text_20_body">
      <style:text-properties officeooo:paragraph-rsid="00197d09"/>
    </style:style>
    <style:style style:name="P8" style:family="paragraph" style:parent-style-name="Text_20_body">
      <style:text-properties officeooo:rsid="001b561f" officeooo:paragraph-rsid="001b561f"/>
    </style:style>
    <style:style style:name="P9" style:family="paragraph" style:parent-style-name="Text_20_body">
      <style:text-properties officeooo:paragraph-rsid="001b561f"/>
    </style:style>
    <style:style style:name="P10" style:family="paragraph" style:parent-style-name="Text_20_body">
      <style:text-properties officeooo:rsid="0023206f" officeooo:paragraph-rsid="0023206f"/>
    </style:style>
    <style:style style:name="P11" style:family="paragraph" style:parent-style-name="Text_20_body" style:list-style-name="L1">
      <style:text-properties officeooo:rsid="0023206f" officeooo:paragraph-rsid="0023206f"/>
    </style:style>
    <style:style style:name="P12" style:family="paragraph" style:parent-style-name="Text_20_body" style:list-style-name="L2">
      <style:text-properties officeooo:rsid="0023206f" officeooo:paragraph-rsid="0023206f"/>
    </style:style>
    <style:style style:name="P13" style:family="paragraph" style:parent-style-name="Text_20_body" style:list-style-name="L1">
      <style:text-properties officeooo:rsid="0023842d" officeooo:paragraph-rsid="0023842d"/>
    </style:style>
    <style:style style:name="P14" style:family="paragraph" style:parent-style-name="Text_20_body" style:list-style-name="L2">
      <style:text-properties officeooo:rsid="0023842d" officeooo:paragraph-rsid="0023842d"/>
    </style:style>
    <style:style style:name="P15" style:family="paragraph" style:parent-style-name="Text_20_body" style:list-style-name="L3">
      <style:text-properties officeooo:rsid="0023842d" officeooo:paragraph-rsid="0023842d"/>
    </style:style>
    <style:style style:name="P16" style:family="paragraph" style:parent-style-name="Text_20_body" style:list-style-name="L10">
      <style:text-properties officeooo:rsid="0023842d" officeooo:paragraph-rsid="0023842d"/>
    </style:style>
    <style:style style:name="P17" style:family="paragraph" style:parent-style-name="Text_20_body" style:list-style-name="L4">
      <style:text-properties officeooo:rsid="0020003e" officeooo:paragraph-rsid="0020003e"/>
    </style:style>
    <style:style style:name="P18" style:family="paragraph" style:parent-style-name="Text_20_body" style:list-style-name="L5">
      <style:text-properties officeooo:rsid="001c2309" officeooo:paragraph-rsid="001c2309"/>
    </style:style>
    <style:style style:name="P19" style:family="paragraph" style:parent-style-name="Text_20_body" style:list-style-name="L6">
      <style:text-properties officeooo:rsid="001c2309" officeooo:paragraph-rsid="001c2309"/>
    </style:style>
    <style:style style:name="P20" style:family="paragraph" style:parent-style-name="Text_20_body" style:list-style-name="L7">
      <style:text-properties officeooo:rsid="001c2309" officeooo:paragraph-rsid="001c2309"/>
    </style:style>
    <style:style style:name="P21" style:family="paragraph" style:parent-style-name="Text_20_body" style:list-style-name="L11">
      <style:text-properties officeooo:rsid="001c2309" officeooo:paragraph-rsid="001c2309"/>
    </style:style>
    <style:style style:name="P22" style:family="paragraph" style:parent-style-name="Text_20_body" style:list-style-name="L8">
      <style:text-properties officeooo:rsid="001b561f" officeooo:paragraph-rsid="001b561f"/>
    </style:style>
    <style:style style:name="P23" style:family="paragraph" style:parent-style-name="Text_20_body" style:list-style-name="L9">
      <style:text-properties officeooo:rsid="001b561f" officeooo:paragraph-rsid="001b561f"/>
    </style:style>
    <style:style style:name="P24" style:family="paragraph" style:parent-style-name="Text_20_body" style:list-style-name="L15">
      <style:text-properties officeooo:rsid="001b561f" officeooo:paragraph-rsid="001b561f"/>
    </style:style>
    <style:style style:name="P25" style:family="paragraph" style:parent-style-name="Text_20_body" style:list-style-name="L9">
      <style:text-properties officeooo:paragraph-rsid="001b561f"/>
    </style:style>
    <style:style style:name="P26" style:family="paragraph" style:parent-style-name="Text_20_body" style:list-style-name="L10">
      <style:text-properties officeooo:rsid="00247d9f" officeooo:paragraph-rsid="00247d9f"/>
    </style:style>
    <style:style style:name="P27" style:family="paragraph" style:parent-style-name="Text_20_body" style:list-style-name="L16">
      <style:text-properties officeooo:rsid="00247d9f" officeooo:paragraph-rsid="00247d9f"/>
    </style:style>
    <style:style style:name="P28" style:family="paragraph" style:parent-style-name="Text_20_body" style:list-style-name="L12">
      <style:text-properties officeooo:rsid="00197d09" officeooo:paragraph-rsid="00197d09"/>
    </style:style>
    <style:style style:name="P29" style:family="paragraph" style:parent-style-name="Text_20_body" style:list-style-name="L13">
      <style:text-properties officeooo:rsid="001da1d2" officeooo:paragraph-rsid="001da1d2"/>
    </style:style>
    <style:style style:name="P30" style:family="paragraph" style:parent-style-name="Text_20_body" style:list-style-name="L14">
      <style:text-properties officeooo:rsid="001da1d2" officeooo:paragraph-rsid="001da1d2"/>
    </style:style>
    <style:style style:name="P31" style:family="paragraph" style:parent-style-name="Text_20_body" style:list-style-name="L1">
      <style:text-properties officeooo:rsid="00273209" officeooo:paragraph-rsid="00273209"/>
    </style:style>
    <style:style style:name="P32" style:family="paragraph" style:parent-style-name="Heading_20_2">
      <style:text-properties officeooo:rsid="00197d09" officeooo:paragraph-rsid="00197d09"/>
    </style:style>
    <style:style style:name="P33" style:family="paragraph" style:parent-style-name="Heading_20_2">
      <style:text-properties officeooo:rsid="00197d09" officeooo:paragraph-rsid="001b561f"/>
    </style:style>
    <style:style style:name="P34" style:family="paragraph" style:parent-style-name="Heading_20_2">
      <style:text-properties officeooo:rsid="001b561f" officeooo:paragraph-rsid="001b561f"/>
    </style:style>
    <style:style style:name="P35" style:family="paragraph" style:parent-style-name="Heading_20_1">
      <style:text-properties officeooo:rsid="00197d09" officeooo:paragraph-rsid="00197d09"/>
    </style:style>
    <style:style style:name="P36" style:family="paragraph" style:parent-style-name="Heading_20_1">
      <style:text-properties officeooo:rsid="001b561f" officeooo:paragraph-rsid="001b561f"/>
    </style:style>
    <style:style style:name="P37" style:family="paragraph" style:parent-style-name="Heading_20_1">
      <style:text-properties officeooo:rsid="00247d9f" officeooo:paragraph-rsid="00247d9f"/>
    </style:style>
    <style:style style:name="P38" style:family="paragraph" style:parent-style-name="Heading_20_1">
      <style:paragraph-properties fo:break-before="page"/>
      <style:text-properties officeooo:rsid="00197d09" officeooo:paragraph-rsid="00197d09"/>
    </style:style>
    <style:style style:name="T1" style:family="text">
      <style:text-properties officeooo:rsid="001b561f"/>
    </style:style>
    <style:style style:name="T2" style:family="text">
      <style:text-properties officeooo:rsid="001c2309"/>
    </style:style>
    <style:style style:name="T3" style:family="text">
      <style:text-properties fo:font-weight="bold" style:font-weight-asian="bold" style:font-weight-complex="bold"/>
    </style:style>
    <style:style style:name="T4" style:family="text">
      <style:text-properties fo:font-weight="bold" officeooo:rsid="00282425" style:font-weight-asian="bold" style:font-weight-complex="bold"/>
    </style:style>
    <style:style style:name="T5" style:family="text">
      <style:text-properties officeooo:rsid="00261e15"/>
    </style:style>
    <style:style style:name="T6" style:family="text">
      <style:text-properties officeooo:rsid="00273209"/>
    </style:style>
    <style:style style:name="T7" style:family="text">
      <style:text-properties officeooo:rsid="0028242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2">IF-GK3 RI – Projekt I</text:p>
      <text:p text:style-name="P2"/>
      <text:p text:style-name="P2"/>
      <text:p text:style-name="P2"/>
      <text:p text:style-name="P2"/>
      <text:p text:style-name="P2"/>
      <text:p text:style-name="P2"/>
      <text:p text:style-name="P2"/>
      <text:p text:style-name="P1">Pflichtenheft</text:p>
      <text:p text:style-name="P4">Entwickl<text:span text:style-name="T6">u</text:span>ng eines Spiels</text:p>
      <text:p text:style-name="P6">Greenfoot</text:p>
      <text:p text:style-name="P6"/>
      <text:p text:style-name="P6"/>
      <text:p text:style-name="P6"/>
      <text:p text:style-name="P6"/>
      <text:p text:style-name="P6"/>
      <text:p text:style-name="P6"/>
      <text:p text:style-name="P6"/>
      <text:p text:style-name="P6"/>
      <text:p text:style-name="P6">Nico Balt<text:span text:style-name="T5">haza</text:span>r<text:tab/><text:tab/>Benedikt Rölle<text:tab/><text:tab/>Yannik Schiebelhut</text:p>
      <text:h text:style-name="P38" text:outline-level="1">1. Zielbestimmung</text:h>
      <text:p text:style-name="Text_20_body">Programmierung eines Spiels in der auf der Programmiersprache Java basierten Umgebung Greenfoot.</text:p>
      <text:p text:style-name="P10">Arcade-Spiel in einem Labyrinth mit dem Ziel, einen möglichst hohen Score zu erreichen / möglichst viele Level zu durchlaufen.</text:p>
      <text:h text:style-name="P32" text:outline-level="2">1.1. Musskriterien</text:h>
      <text:list xml:id="list250571903" text:style-name="L1">
        <text:list-item>
          <text:p text:style-name="P11">PowerUps (Mauern durchgehen, Punkte verdoppeln, Zeit einfrieren / Slow Motion, etc.)</text:p>
        </text:list-item>
        <text:list-item>
          <text:p text:style-name="P11">Leben</text:p>
        </text:list-item>
        <text:list-item>
          <text:p text:style-name="P11"><text:span text:style-name="T6">verschiedene</text:span> Level / Karten</text:p>
        </text:list-item>
        <text:list-item>
          <text:p text:style-name="P11">Punktezähler (evtl. Zeitmesser)</text:p>
        </text:list-item>
        <text:list-item>
          <text:p text:style-name="P13">zufällig <text:span text:style-name="T6">handelnde</text:span> Gegner</text:p>
        </text:list-item>
        <text:list-item>
          <text:p text:style-name="P31">Deadline: <text:span text:style-name="T3">2</text:span><text:span text:style-name="T4">7</text:span><text:span text:style-name="T3">.6.2018</text:span></text:p>
        </text:list-item>
      </text:list>
      <text:h text:style-name="P32" text:outline-level="2">1.2. Wunschkriterien</text:h>
      <text:list xml:id="list72106755" text:style-name="L2">
        <text:list-item>
          <text:p text:style-name="P12">Menü(<text:span text:style-name="T7">-führung</text:span>)</text:p>
        </text:list-item>
        <text:list-item>
          <text:p text:style-name="P14">negative PowerUps</text:p>
        </text:list-item>
        <text:list-item>
          <text:p text:style-name="P14">Gegner verschiedener Art</text:p>
        </text:list-item>
        <text:list-item>
          <text:p text:style-name="P14">PowerUps in Intervallen vorhanden / versteckt</text:p>
        </text:list-item>
        <text:list-item>
          <text:p text:style-name="P14">weitere Spielmodi (Story-Modus)</text:p>
        </text:list-item>
        <text:list-item>
          <text:p text:style-name="P14">evtl. Soundeffekte</text:p>
        </text:list-item>
        <text:list-item>
          <text:p text:style-name="P14">Aktivierung der PowerUps durch Hotkeys</text:p>
        </text:list-item>
        <text:list-item>
          <text:p text:style-name="P14">HighScore-Liste</text:p>
        </text:list-item>
      </text:list>
      <text:h text:style-name="P32" text:outline-level="2">1.3. <text:span text:style-name="T6">Abgrenzungskriterien</text:span></text:h>
      <text:list xml:id="list1324255491" text:style-name="L3">
        <text:list-item>
          <text:p text:style-name="P15">keine <text:span text:style-name="T6">intelligenten</text:span> Gegner</text:p>
        </text:list-item>
        <text:list-item>
          <text:p text:style-name="P15">keine großen Abweichungen von der Spielidee / einhalten des Konzepts des Spiels</text:p>
        </text:list-item>
      </text:list>
      <text:p text:style-name="P7"/>
      <text:h text:style-name="P35" text:outline-level="1">2. Produkteinsatz</text:h>
      <text:list xml:id="list1267322133" text:style-name="L4">
        <text:list-item>
          <text:p text:style-name="P17">Nicht kommerziell</text:p>
        </text:list-item>
      </text:list>
      <text:h text:style-name="P32" text:outline-level="2"><text:soft-page-break/>2.1. Anwendungsbereiche</text:h>
      <text:list xml:id="list2419382857" text:style-name="L5">
        <text:list-item>
          <text:p text:style-name="P18">Erstellung des Spiels dient dem Gewinnen von Praxis mit Java</text:p>
        </text:list-item>
        <text:list-item>
          <text:p text:style-name="P18">Spielen zur Beurteilung und Bewertung im Unterricht</text:p>
        </text:list-item>
        <text:list-item>
          <text:p text:style-name="P18">Ggf. <text:span text:style-name="T6">B</text:span>ereitstellung auf den Websites des LLGs (landrat-lucas.org) und Greenfoots (greenfoot.org)</text:p>
        </text:list-item>
      </text:list>
      <text:h text:style-name="P32" text:outline-level="2">2.2. Zielgruppen</text:h>
      <text:list xml:id="list3673976397" text:style-name="L6">
        <text:list-item>
          <text:p text:style-name="P19">Primär Schüler</text:p>
        </text:list-item>
        <text:list-item>
          <text:p text:style-name="P19">andere Interessierte</text:p>
        </text:list-item>
      </text:list>
      <text:h text:style-name="P32" text:outline-level="2">2.3. Betriebsbedingungen</text:h>
      <text:list xml:id="list3535889291" text:style-name="L7">
        <text:list-item>
          <text:p text:style-name="P20">Siehe <text:span text:style-name="T3">3. Produktumgebung</text:span></text:p>
        </text:list-item>
      </text:list>
      <text:p text:style-name="P7"/>
      <text:h text:style-name="P35" text:outline-level="1">3. Produktumgebung</text:h>
      <text:p text:style-name="P8">Plattformunabhängig</text:p>
      <text:h text:style-name="P32" text:outline-level="2">3.1. Software</text:h>
      <text:list xml:id="list3923984876" text:style-name="L8">
        <text:list-item>
          <text:p text:style-name="P22">Java Development Kit – Version 8</text:p>
        </text:list-item>
        <text:list-item>
          <text:p text:style-name="P22">Greenfoot</text:p>
        </text:list-item>
      </text:list>
      <text:h text:style-name="P33" text:outline-level="2">3.2. Hardware</text:h>
      <text:p text:style-name="P9">Computer:</text:p>
      <text:list xml:id="list1025850638" text:style-name="L9">
        <text:list-item>
          <text:p text:style-name="P25"><text:span text:style-name="T1">mit </text:span>32/64 Bit Prozessor der x86 Architektur</text:p>
        </text:list-item>
        <text:list-item>
          <text:p text:style-name="P23">mit genügend Leistung, damit das Host-System der Greenfoot-Umgebung zuverlässig ausgeführt werden kann (keine größeren Lags, etc.)</text:p>
        </text:list-item>
        <text:list-item>
          <text:p text:style-name="P23">der die Systemanforderungen von Greenfoot erfüllt</text:p>
        </text:list-item>
      </text:list>
      <text:p text:style-name="P7"/>
      <text:h text:style-name="P35" text:outline-level="1">4. Produktfunktionen</text:h>
      <text:list xml:id="list4263117361" text:style-name="L10">
        <text:list-item>
          <text:p text:style-name="P16">Steuerung des Protagonisten über die Pfeiltasten</text:p>
        </text:list-item>
        <text:list-item>
          <text:p text:style-name="P16">zählen der eingesammelten / erzielten Punkte</text:p>
        </text:list-item>
        <text:list-item>
          <text:p text:style-name="P16">eingrenzen der Spielzeit durch Leben</text:p>
        </text:list-item>
        <text:list-item>
          <text:p text:style-name="P26">evtl. weiter Funktionen nach Wunschkriterien</text:p>
        </text:list-item>
      </text:list>
      <text:p text:style-name="P7"><text:soft-page-break/></text:p>
      <text:h text:style-name="P35" text:outline-level="1">5. Produktdaten</text:h>
      <text:p text:style-name="P5">Die Programmierung basiert auf Java und ist auf die Umgebung Greenfoot angewiesen, um reibungsfrei ausgeführt werden zu können.</text:p>
      <text:p text:style-name="P5"/>
      <text:h text:style-name="P35" text:outline-level="1">6. Produktleistungen</text:h>
      <text:p text:style-name="P5">Hoher Spielspaß beim User erzeugen</text:p>
      <text:p text:style-name="P5"/>
      <text:h text:style-name="P35" text:outline-level="1">7. Benutzeroberfläche / <text:span text:style-name="T6">Schnittstelle</text:span></text:h>
      <text:p text:style-name="P5"><text:span text:style-name="T6">Selbst gestaltete</text:span> „World<text:span text:style-name="T2">s</text:span>“ in Greenfoot</text:p>
      <text:list xml:id="list3231224918" text:style-name="L11">
        <text:list-item>
          <text:p text:style-name="P21">Darstellung des Spiels</text:p>
        </text:list-item>
        <text:list-item>
          <text:p text:style-name="P21">On-Screen Tutorial vor Spielstart</text:p>
        </text:list-item>
      </text:list>
      <text:p text:style-name="P5"/>
      <text:h text:style-name="P35" text:outline-level="1">8. Qualitätszielbestimmungen</text:h>
      <text:p text:style-name="P5">A:<text:tab/>sehr wichtig</text:p>
      <text:p text:style-name="P5">B:<text:tab/>wichtig</text:p>
      <text:p text:style-name="P5">C:<text:tab/>weniger wichtig</text:p>
      <text:p text:style-name="P5">D:<text:tab/>unwichtig</text:p>
      <text:p text:style-name="P5"/>
      <text:list xml:id="list3155863623" text:style-name="L12">
        <text:list-item>
          <text:p text:style-name="P28">Zuverlässigkeit:<text:tab/><text:tab/><text:tab/>B</text:p>
        </text:list-item>
        <text:list-item>
          <text:p text:style-name="P28">Benutzerfreundlichkeit:<text:tab/>A</text:p>
        </text:list-item>
        <text:list-item>
          <text:p text:style-name="P28">Effizienz:<text:tab/><text:tab/><text:tab/><text:tab/>C</text:p>
        </text:list-item>
        <text:list-item>
          <text:p text:style-name="P28">P<text:span text:style-name="T6">or</text:span>tierbarkeit:<text:tab/><text:tab/><text:tab/>D</text:p>
        </text:list-item>
        <text:list-item>
          <text:p text:style-name="P28">Kompatibilität:<text:tab/><text:tab/><text:tab/>D*</text:p>
        </text:list-item>
        <text:list-item>
          <text:p text:style-name="P28">Erweiterbarkeit:<text:tab/><text:tab/><text:tab/>C</text:p>
        </text:list-item>
        <text:list-item>
          <text:p text:style-name="P28">Übersichtlichkeit:<text:tab/><text:tab/>siehe Benutzerfreundlichkeit</text:p>
        </text:list-item>
      </text:list>
      <text:p text:style-name="P5"/>
      <text:p text:style-name="P5">* Durch Nutzung der Greenfoot Umgebung auf allen verbreiteten Plat<text:span text:style-name="T1">t</text:span>formen (Linux, Windows, MacOS) lauffähig</text:p>
      <text:p text:style-name="P5"><text:soft-page-break/></text:p>
      <text:h text:style-name="P36" text:outline-level="1">9. Globale Testszenarien und Testfälle</text:h>
      <text:p text:style-name="P8">Die Testung neuer Funktionen erfolgt soweit möglich, umgehend nach deren Implementation. Im Falle des Auftretens eines Fehlers sollte dies im Projekttagebuch vermerkt, baldmöglichst ausgeglichen sowie falls relevant mit den anderen Teammitgliedern abgesprochen werden.</text:p>
      <text:p text:style-name="P8"/>
      <text:h text:style-name="P36" text:outline-level="1">10. Entwicklungsumgebung</text:h>
      <text:p text:style-name="P8">Die verwendeten Tools sind Freeware und zu großen Teilen (Greenfoot-Umgebung) quelloffen.</text:p>
      <text:h text:style-name="P34" text:outline-level="2">10.1. Software</text:h>
      <text:list xml:id="list2055959363" text:style-name="L13">
        <text:list-item>
          <text:p text:style-name="P29">Siehe <text:span text:style-name="T3">3. Produktumgebung</text:span></text:p>
        </text:list-item>
      </text:list>
      <text:h text:style-name="P34" text:outline-level="2">10.2. Hardware</text:h>
      <text:list xml:id="list2723958659" text:style-name="L14">
        <text:list-item>
          <text:p text:style-name="P30">Siehe <text:span text:style-name="T3">3. Produktumgebung</text:span></text:p>
        </text:list-item>
      </text:list>
      <text:p text:style-name="P9"/>
      <text:h text:style-name="P36" text:outline-level="1">11. Ergänzungen</text:h>
      <text:list xml:id="list3997717766" text:style-name="L15">
        <text:list-item>
          <text:p text:style-name="P24">Ergänzungen werden im Verlauf der Entwicklung mit dem verantwortlichen Lehrkörper (W. Rickert) besprochen und bei Zustimmung mit in das Pflichtenheft aufgenommen.</text:p>
        </text:list-item>
        <text:list-item>
          <text:p text:style-name="P24">Der verantwortliche Lehrkörper erhält bei Ergänzungen eine aktualisierte Kopie des Pflichtenheftes</text:p>
          <text:p text:style-name="P24"/>
        </text:list-item>
      </text:list>
      <text:h text:style-name="P37" text:outline-level="1">12. Glossar</text:h>
      <text:list xml:id="list3057820542" text:style-name="L16">
        <text:list-item>
          <text:p text:style-name="P27">PowerUps – Gegenstände, die von der Spielfigur eingesammelt werden und ihre Fähigkeiten ausweit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de" fo:country="DE"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de" fo:country="DE"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officeooo:rsid="00197d09"/>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7:11:46.233043391</meta:creation-date>
    <dc:date>2018-04-23T15:36:16.271000000</dc:date>
    <meta:editing-duration>PT7H38M21S</meta:editing-duration>
    <meta:editing-cycles>7</meta:editing-cycles>
    <meta:generator>LibreOffice/5.4.4.2$Windows_x86 LibreOffice_project/2524958677847fb3bb44820e40380acbe820f960</meta:generator>
    <meta:document-statistic meta:table-count="0" meta:image-count="0" meta:object-count="0" meta:page-count="5" meta:paragraph-count="88" meta:word-count="468" meta:character-count="3415" meta:non-whitespace-character-count="3064"/>
  </office:meta>
</office:document-meta>
</file>